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053cm 0.053cm 0.053cm" fo:padding-left="0.141cm" fo:padding-right="0.141cm" fo:padding-top="0.035cm" fo:padding-bottom="0.035cm" fo:border="4.51pt double #00000a" style:shadow="non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style:font-name-asian="Times New Roman" style:language-asian="fr" style:country-asian="FR" style:font-name-complex="Ari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8" style:family="paragraph" style:parent-style-name="Standard">
      <style:paragraph-properties fo:margin-top="0.847cm" fo:margin-bottom="0.212cm" loext:contextual-spacing="false" fo:line-height="100%"/>
    </style:style>
    <style:style style:name="P9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10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11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12" style:family="paragraph" style:parent-style-name="Standard" style:master-page-name="MP0">
      <style:paragraph-properties fo:margin-top="0cm" fo:margin-bottom="0cm" loext:contextual-spacing="false" fo:line-height="100%" fo:text-align="center" style:justify-single-word="false" style:page-number="auto" fo:break-before="page" style:border-line-width="0.053cm 0.053cm 0.053cm" fo:padding-left="0.141cm" fo:padding-right="0.141cm" fo:padding-top="0.035cm" fo:padding-bottom="0.035cm" fo:border="4.51pt double #00000a" style:shadow="non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7611e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8fc1c"/>
    </style:style>
    <style:style style:name="P15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16" style:family="paragraph" style:parent-style-name="Paragraphe_20_de_20_liste" style:list-style-name="WWNum42"/>
    <style:style style:name="P17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" style:family="text">
      <style:text-properties fo:color="#85200c" style:font-name="Arial" fo:font-size="20pt" fo:font-weight="bold" style:font-name-asian="Times New Roman" style:font-size-asian="20pt" style:language-asian="fr" style:country-asian="FR" style:font-weight-asian="bold" style:font-name-complex="Arial" style:font-size-complex="20pt" style:font-weight-complex="bold"/>
    </style:style>
    <style:style style:name="T2" style:family="text">
      <style:text-properties fo:color="#85200c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" style:family="text">
      <style:text-properties fo:color="#999999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4" style:family="text">
      <style:text-properties fo:color="#000000" style:font-name="Arial" style:font-name-asian="Times New Roman" style:language-asian="fr" style:country-asian="FR" style:font-name-complex="Arial"/>
    </style:style>
    <style:style style:name="T5" style:family="text">
      <style:text-properties fo:color="#000000" style:font-name="Arial" officeooo:rsid="0017611e" style:font-name-asian="Times New Roman" style:language-asian="fr" style:country-asian="FR" style:font-name-complex="Arial"/>
    </style:style>
    <style:style style:name="T6" style:family="text">
      <style:text-properties fo:color="#000000" style:font-name="Arial" officeooo:rsid="0018fc1c" style:font-name-asian="Times New Roman" style:language-asian="fr" style:country-asian="FR" style:font-name-complex="Arial"/>
    </style:style>
    <style:style style:name="T7" style:family="text">
      <style:text-properties fo:color="#000000" style:font-name="Arial" officeooo:rsid="001910e6" style:font-name-asian="Times New Roman" style:language-asian="fr" style:country-asian="FR" style:font-name-complex="Arial"/>
    </style:style>
    <style:style style:name="T8" style:family="text">
      <style:text-properties fo:color="#000000" style:font-name="Arial" officeooo:rsid="00198695" style:font-name-asian="Times New Roman" style:language-asian="fr" style:country-asian="FR" style:font-name-complex="Arial"/>
    </style:style>
    <style:style style:name="T9" style:family="text">
      <style:text-properties fo:color="#000000" style:font-name="Arial" officeooo:rsid="001ab2ed" style:font-name-asian="Times New Roman" style:language-asian="fr" style:country-asian="FR" style:font-name-complex="Arial"/>
    </style:style>
    <style:style style:name="T10" style:family="text">
      <style:text-properties fo:color="#000000" style:font-name="Arial" officeooo:rsid="001c0e11" style:font-name-asian="Times New Roman" style:language-asian="fr" style:country-asian="FR" style:font-name-complex="Arial"/>
    </style:style>
    <style:style style:name="T11" style:family="text">
      <style:text-properties fo:color="#000000" style:font-name="Arial" officeooo:rsid="001d347f" style:font-name-asian="Times New Roman" style:language-asian="fr" style:country-asian="FR" style:font-name-complex="Arial"/>
    </style:style>
    <style:style style:name="T12" style:family="text">
      <style:text-properties fo:color="#000000" style:font-name="Arial" officeooo:rsid="001ed0bc" style:font-name-asian="Times New Roman" style:language-asian="fr" style:country-asian="FR" style:font-name-complex="Arial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ff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5" style:family="text">
      <style:text-properties style:font-name="Arial" fo:font-weight="bold" style:font-weight-asian="bold" style:font-name-complex="Arial"/>
    </style:style>
    <style:style style:name="T16" style:family="text"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7" style:family="text">
      <style:text-properties fo:color="#767171" style:font-name="Arial" fo:font-style="italic" fo:font-weight="bold" style:font-name-asian="Times New Roman" style:language-asian="fr" style:country-asian="FR" style:font-style-asian="italic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Police_20_par_20_défaut"><text:span text:style-name="T1">Projet CASSIOPEE® :</text:span></text:span></text:p>
      <text:p text:style-name="P1"><text:span text:style-name="Police_20_par_20_défaut"><text:span text:style-name="T1">« Database Firewall »</text:span></text:span></text:p>
      <text:p text:style-name="P1"><text:span text:style-name="Police_20_par_20_défaut"><text:span text:style-name="T2">Compte rendu d’avancement n°02</text:span></text:span></text:p>
      <text:p text:style-name="P2"/>
      <text:p text:style-name="P3"><text:span text:style-name="Police_20_par_20_défaut"><text:span text:style-name="T3">Liste de diffusion :</text:span></text:span><text:span text:style-name="Police_20_par_20_défaut"><text:span text:style-name="T4"> </text:span></text:span><text:span text:style-name="Police_20_par_20_défaut"><text:span text:style-name="T13">Grégory Blanc, Grégoire Menguy, Baptiste Polvé</text:span></text:span></text:p>
      <text:p text:style-name="P3"><text:span text:style-name="Police_20_par_20_défaut"><text:span text:style-name="T14">Ordre du jour</text:span></text:span></text:p>
      <text:list xml:id="list2677031705472899403" text:style-name="WWNum42">
        <text:list-item>
          <text:p text:style-name="P16"><text:span text:style-name="Police_20_par_20_défaut"><text:span text:style-name="T15">Fonctionnement du protocole MySQL (achevé)</text:span></text:span></text:p>
        </text:list-item>
        <text:list-item>
          <text:p text:style-name="P16"><text:span text:style-name="Police_20_par_20_défaut"><text:span text:style-name="T15">Développement client/serveur intégrant échange MySQL (bien commencé)</text:span></text:span></text:p>
        </text:list-item>
        <text:list-item>
          <text:p text:style-name="P16"><text:span text:style-name="Police_20_par_20_défaut"><text:span text:style-name="T15">Développement du parseur (commencé)</text:span></text:span></text:p>
        </text:list-item>
      </text:list>
      <text:p text:style-name="P8"><text:span text:style-name="Police_20_par_20_défaut"><text:span text:style-name="T16">Fonctionnement du protocole MySQL</text:span></text:span></text:p>
      <text:p text:style-name="P9">Nous avons souhaité nous intéresser ensemble au fonctionnement du protocole. </text:p>
      <text:p text:style-name="P9">Baptiste a étudié la documentation officielle de MySQL et a fait la synthèse des éléments qui nous intéressent.</text:p>
      <text:p text:style-name="P9">Grégoire quant à lui à illustrer cette documentation en récupérant les trames réelles via wireshark pour expliquer plus concrètement le protocole.</text:p>
      <text:p text:style-name="P9"/>
      <text:p text:style-name="P9">Pour plus d’information, le document est dans la partie Documentation.</text:p>
      <text:p text:style-name="P10"/>
      <text:p text:style-name="P10">Développement client/serveur intégrant échange MySQL</text:p>
      <text:p text:style-name="P9">Les recherches sur le fonctionnement du protocole MySQL ont permis d’accélérer grandement le développement du client/serveur avec principalement l’intégration du fonctionnement du protocole MySQL. </text:p>
      <text:p text:style-name="P9">Baptiste a réussi à mettre en place le proxy, l’application est maintenant capable de tourner mais le trafic passe totalement par le DBF.</text:p>
      <text:p text:style-name="P5"/>
      <text:p text:style-name="P7">Développement du parseur </text:p>
      <text:p text:style-name="P13"><text:span text:style-name="Police_20_par_20_défaut"><text:span text:style-name="T4">Grég</text:span></text:span><text:span text:style-name="Police_20_par_20_défaut"><text:span text:style-name="T5">oire a commencé la prise en main de LEX &amp; YACC. Il a ainsi produit un premier parseur MySQL pour des requêtes simples cré</text:span></text:span><text:span text:style-name="Police_20_par_20_défaut"><text:span text:style-name="T7">ées</text:span></text:span><text:span text:style-name="Police_20_par_20_défaut"><text:span text:style-name="T5"> sur un alphabet réduit (SELECT, FROM, WHERE, AS). L</text:span></text:span><text:span text:style-name="Police_20_par_20_défaut"><text:span text:style-name="T7">a</text:span></text:span><text:span text:style-name="Police_20_par_20_défaut"><text:span text:style-name="T5"> difficulté </text:span></text:span><text:span text:style-name="Police_20_par_20_défaut"><text:span text:style-name="T7">majeur</text:span></text:span><text:span text:style-name="Police_20_par_20_défaut"><text:span text:style-name="T10">e</text:span></text:span><text:span text:style-name="Police_20_par_20_défaut"><text:span text:style-name="T7"> est</text:span></text:span><text:span text:style-name="Police_20_par_20_défaut"><text:span text:style-name="T5"> de gérer les productions pour les sous requêtes. Il est en effet nécessaire de parser toutes les possibilités, tout en restant strict pour ne pas accepter des requêtes illégitimes.</text:span></text:span></text:p>
      <text:p text:style-name="P14"><text:span text:style-name="Police_20_par_20_défaut"><text:span text:style-name="T5"/></text:span></text:p>
      <text:p text:style-name="P14"><text:span text:style-name="Police_20_par_20_défaut"><text:span text:style-name="T6">Une question émerge alors : Serait-il possible de limiter le parser pour </text:span></text:span><text:span text:style-name="Police_20_par_20_défaut"><text:span text:style-name="T7">qu'il n'accepte pas le</text:span></text:span><text:span text:style-name="Police_20_par_20_défaut"><text:span text:style-name="T8">s</text:span></text:span><text:span text:style-name="Police_20_par_20_défaut"><text:span text:style-name="T7"> requêtes tr</text:span></text:span><text:span text:style-name="Police_20_par_20_défaut"><text:span text:style-name="T11">op</text:span></text:span><text:span text:style-name="Police_20_par_20_défaut"><text:span text:style-name="T7"> compliqué</text:span></text:span><text:span text:style-name="Police_20_par_20_défaut"><text:span text:style-name="T9">e</text:span></text:span><text:span text:style-name="Police_20_par_20_défaut"><text:span text:style-name="T7">s </text:span></text:span><text:span text:style-name="Police_20_par_20_défaut"><text:span text:style-name="T8">(terme à définir</text:span></text:span><text:span text:style-name="Police_20_par_20_défaut"><text:span text:style-name="T12">)</text:span></text:span><text:span text:style-name="Police_20_par_20_défaut"><text:span text:style-name="T7"> même si elles respectent la grammaire MySQL ? </text:span></text:span></text:p>
      <text:p text:style-name="P14"><text:span text:style-name="Police_20_par_20_défaut"><text:span text:style-name="T6"/></text:span></text:p>
      <text:p text:style-name="P14"><text:span text:style-name="Police_20_par_20_défaut"><text:span text:style-name="T5">Idée : </text:span></text:span><text:span text:style-name="Police_20_par_20_défaut"><text:span text:style-name="T6">Nous avons remarqué que pendant une attaque, les éléments en commentaires sont également envoyés. On pourrait donc parser également les commentaires. Si les commentaires ressemble à du SQL cela pourrait signifier que l'on a affaire à une attaque.</text:span></text:span><text:span text:style-name="Police_20_par_20_défaut"><text:span text:style-name="T5"> <text:s text:c="6"/></text:span></text:span></text:p>
      <text:p text:style-name="P6"/>
      <text:p text:style-name="P6"/>
      <text:p text:style-name="P11"/>
      <text:p text:style-name="P11"/>
      <text:p text:style-name="P11"/>
      <text:p text:style-name="P11"/>
      <text:p text:style-name="P4"><text:span text:style-name="Police_20_par_20_défaut"><text:span text:style-name="T17">Ce CR sera considéré comme validé lundi 20/03/2017 en l’absence de remarqu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Courier New" style:font-family-complex="'Courier New'" style:font-family-generic-complex="modern" style:font-pitch-complex="fixed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bold" style:font-size-asian="10pt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4LVL2" style:display-name="WW_CharLFO34LVL2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WW_5f_CharLFO2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WW_5f_CharLFO4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【-•◘ ๒αקтเstε ◘•-】</meta:initial-creator>
    <dc:creator>menguy </dc:creator>
    <meta:creation-date>2017-02-23T07:26:00Z</meta:creation-date>
    <dc:date>2017-03-16T21:27:47.606655943</dc:date>
    <meta:print-date>2015-10-18T07:55:00Z</meta:print-date>
    <meta:editing-cycles>34</meta:editing-cycles>
    <meta:editing-duration>PT2H47M44S</meta:editing-duration>
    <meta:document-statistic meta:table-count="0" meta:image-count="0" meta:object-count="0" meta:page-count="1" meta:paragraph-count="21" meta:word-count="308" meta:character-count="2054" meta:non-whitespace-character-count="17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